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9ce8d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Text_20_body">
      <style:text-properties fo:color="#000000" loext:opacity="10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officeooo:rsid="003c29dd" officeooo:paragraph-rsid="003c29d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loext:opacity="100%" style:font-name="Times New Roman3" fo:font-size="12pt" fo:language="ru" fo:country="RU" officeooo:rsid="00b617a6" officeooo:paragraph-rsid="00b617a6" style:font-size-asian="10.5pt" style:language-asian="ru" style:country-asian="RU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5" style:family="paragraph" style:parent-style-name="Text_20_body">
      <style:text-properties fo:color="#000000" loext:opacity="100%" officeooo:rsid="000ef043" officeooo:paragraph-rsid="000ef043"/>
    </style:style>
    <style:style style:name="P16" style:family="paragraph" style:parent-style-name="Text_20_body">
      <style:text-properties fo:color="#000000" loext:opacity="100%" officeooo:rsid="0014324b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b617a6" officeooo:paragraph-rsid="00b617a6" style:font-size-asian="10.5pt" style:font-weight-asian="bold" style:font-name-complex="Times New Roman1" style:font-size-complex="12pt" style:font-weight-complex="bold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c52b4c" officeooo:paragraph-rsid="00c52b4c" style:font-size-asian="10.5pt" style:font-weight-asian="bold" style:font-name-complex="Times New Roman1" style:font-size-complex="12pt" style:font-weight-complex="bold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c70cda" officeooo:paragraph-rsid="00c70cda" style:font-size-asian="10.5pt" style:font-name-complex="Times New Roman1" style:font-size-complex="12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c8be0d" officeooo:paragraph-rsid="00c8be0d" style:font-size-asian="10.5pt" style:font-name-complex="Times New Roman1" style:font-size-complex="12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ca88ad" officeooo:paragraph-rsid="00ca88ad" style:font-size-asian="10.5pt" style:font-name-complex="Times New Roman1" style:font-size-complex="12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cc7045" officeooo:paragraph-rsid="00cc7045" style:font-size-asian="10.5pt" style:font-name-complex="Times New Roman1" style:font-size-complex="12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ccbb23" officeooo:paragraph-rsid="00ccbb23" style:font-size-asian="10.5pt" style:font-name-complex="Times New Roman1" style:font-size-complex="12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ccbf61" officeooo:paragraph-rsid="00ccbf61" style:font-size-asian="10.5pt" style:font-name-complex="Times New Roman1" style:font-size-complex="12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ce69a6" officeooo:paragraph-rsid="00ce69a6" style:font-size-asian="10.5pt" style:font-name-complex="Times New Roman1" style:font-size-complex="12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d02260" officeooo:paragraph-rsid="00d02260" style:font-size-asian="10.5pt" style:font-name-complex="Times New Roman1" style:font-size-complex="12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d17621" officeooo:paragraph-rsid="00d17621" style:font-size-asian="10.5pt" style:font-name-complex="Times New Roman1" style:font-size-complex="12pt"/>
    </style:style>
    <style:style style:name="P29" style:family="paragraph" style:parent-style-name="Heading_20_2">
      <style:paragraph-properties fo:break-before="page"/>
      <style:text-properties fo:color="#000000" loext:opacity="100%"/>
    </style:style>
    <style:style style:name="P30" style:family="paragraph" style:parent-style-name="Heading_20_2">
      <style:text-properties fo:color="#000000" loext:opacity="100%" officeooo:paragraph-rsid="008ed716"/>
    </style:style>
    <style:style style:name="P31" style:family="paragraph" style:parent-style-name="Heading_20_2">
      <style:text-properties fo:color="#000000" loext:opacity="100%"/>
    </style:style>
    <style:style style:name="P3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loext:opacity="100%" style:font-name="Times New Roman3" fo:font-size="14pt" fo:language="ru" fo:country="RU" officeooo:rsid="00c65525" officeooo:paragraph-rsid="00c65525" style:font-size-asian="12.25pt" style:language-asian="ru" style:country-asian="RU" style:font-name-complex="Times New Roman1" style:font-size-complex="14pt" style:language-complex="ar" style:country-complex="SA"/>
    </style:style>
    <style:style style:name="P34" style:family="paragraph" style:parent-style-name="Standard">
      <style:text-properties fo:color="#000000" loext:opacity="100%" officeooo:paragraph-rsid="00d373ff"/>
    </style:style>
    <style:style style:name="P35" style:family="paragraph" style:parent-style-name="Standard">
      <style:text-properties fo:color="#000000" loext:opacity="100%" fo:font-weight="bold" officeooo:paragraph-rsid="00d373ff" style:font-weight-asian="bold" style:font-weight-complex="bold"/>
    </style:style>
    <style:style style:name="P3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d50793" officeooo:paragraph-rsid="00d50793"/>
    </style:style>
    <style:style style:name="P37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c1be1f" officeooo:paragraph-rsid="00c1be1f" style:text-blinking="false" fo:background-color="transparent"/>
    </style:style>
    <style:style style:name="P38" style:family="paragraph" style:parent-style-name="Text_20_body">
      <style:text-properties fo:color="#000000" loext:opacity="100%" officeooo:rsid="003c29dd" officeooo:paragraph-rsid="003c29dd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3c29d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fo:font-weight="bold" officeooo:rsid="00bc3015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officeooo:rsid="00d2e19c" style:font-size-asian="14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font-name="Times New Roman3" style:font-size-complex="14pt"/>
    </style:style>
    <style:style style:name="T7" style:family="text">
      <style:text-properties style:font-name="Times New Roman3" officeooo:rsid="003c29dd" style:font-size-complex="14pt"/>
    </style:style>
    <style:style style:name="T8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font-name="Times New Roman3" fo:font-size="14pt" fo:language="ru" fo:country="RU" officeooo:rsid="008ed716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3" fo:font-size="14pt" fo:language="ru" fo:country="RU" fo:font-style="normal" style:text-underline-style="none" officeooo:rsid="00bfdf8e" style:text-blinking="false" fo:background-color="transparent" loext:char-shading-value="0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1" style:family="text">
      <style:text-properties officeooo:rsid="003c29dd"/>
    </style:style>
    <style:style style:name="T12" style:family="text">
      <style:text-properties officeooo:rsid="008ed716"/>
    </style:style>
    <style:style style:name="T13" style:family="text">
      <style:text-properties officeooo:rsid="00b9038e"/>
    </style:style>
    <style:style style:name="T14" style:family="text">
      <style:text-properties officeooo:rsid="00c1be1f"/>
    </style:style>
    <style:style style:name="T15" style:family="text">
      <style:text-properties officeooo:rsid="00c3588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17">Санкт-Петербургский государственный</text:p>
      <text:p text:style-name="P17">электротехнический университет</text:p>
      <text:p text:style-name="P17">«ЛЭТИ» им. В.И. Ульянова (Ленина)</text:p>
      <text:p text:style-name="P4">Кафедра МО ЭВМ</text:p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Book_20_Title"><text:span text:style-name="T1">отчет</text:span></text:span></text:p>
      <text:p text:style-name="P13"><text:span text:style-name="T2">по лабораторной работе №</text:span><text:span text:style-name="T4">6</text:span></text:p>
      <text:p text:style-name="P13"><text:span text:style-name="T2">по дисциплине «</text:span><text:span text:style-name="T3">Параллельные алгоритмы</text:span><text:span text:style-name="T2">»</text:span></text:p>
      <text:p text:style-name="P3"><text:span text:style-name="Book_20_Title"><text:span text:style-name="T8">Тема: </text:span></text:span><text:span text:style-name="Book_20_Title"><text:span text:style-name="T10">Оптимизация доступа к памяти в модели OpenCL</text:span></text:span><text:span text:style-name="Book_20_Title"><text:span text:style-name="T9">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6">Студент гр. 0</text:span><text:span text:style-name="T7">304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1">Алексеев Р.В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1">Сергеева Е.И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11">23</text:span></text:p>
      <text:h text:style-name="P29" text:outline-level="2">Цель работы.</text:h>
      <text:p text:style-name="P38">Изуч<text:span text:style-name="T12">ить </text:span><text:span text:style-name="T14">механизмы доступа к памяти в модели OpenCL.</text:span></text:p>
      <text:p text:style-name="P15"/>
      <text:h text:style-name="P30" text:outline-level="2">Задание.</text:h>
      <text:list xml:id="list2940556476" text:style-name="L1">
        <text:list-item>
          <text:p text:style-name="P37">Реализовать умножение матриц на OpenCL</text:p>
        </text:list-item>
        <text:list-item>
          <text:p text:style-name="P37">Произвести сравнение производительности с CPU реализацией из лаб. 4.</text:p>
        </text:list-item>
      </text:list>
      <text:p text:style-name="P8"/>
      <text:h text:style-name="P31" text:outline-level="2">Выполнение работы.</text:h>
      <text:p text:style-name="P33">Для умножения матриц при помощи OpenCL был написан kernel код. Т.к. при классическом умножении матриц требуется многократный доступ к одним и тем же элементам, то в kernel-коде необходимые ячейки матрицы были сохранены в локальной памяти, т. к. работа с глобальной памятью требует больших затрат. Для оптимизации умножения матрицы разбиваются на подматрицы одинакового размера. Каждая work-группа занимается умножением внутри одной подматрицы, каждый work-item занимается умножением одной строки на один столбец.</text:p>
      <text:p text:style-name="P33">Т.к. умножаемые матрицы имеют одинаковый размер, то для вычисления итогового произведения можно посчитать сумму произведений строк и столбцов в каждой соответствующей подматрице.</text:p>
      <text:p text:style-name="P33">При умножении матриц необходимо, чтобы их размеры нацело делились на размеры подматриц, поэтому в случае, если это условие не выполняется, матрицы дополняются нулями, что не влияет на итоговый результат.</text:p>
      <text:p text:style-name="P33">Были произведены замеры времени, необходимого для умножения матриц различного размера (размеры левой и правой матриц одинаковы) на CPU и на GPU, результаты представлены в таблице 1.</text:p>
      <text:p text:style-name="P12"/>
      <text:p text:style-name="P12">Таблица 1 — <text:span text:style-name="T13">Зависимость времени от </text:span><text:span text:style-name="T15">размеров матриц</text:span><text:span text:style-name="T13">.</text:span></text:p>
      <table:table table:name="Таблица2" table:style-name="Таблица2">
        <table:table-column table:style-name="Таблица2.A" table:number-columns-repeated="3"/>
        <text:soft-page-break/>
        <table:table-row>
          <table:table-cell table:style-name="Таблица2.A1" office:value-type="string">
            <text:p text:style-name="P19">Размеры матриц</text:p>
          </table:table-cell>
          <table:table-cell table:style-name="Таблица2.A1" office:value-type="string">
            <text:p text:style-name="P18">Время на CPU, мс</text:p>
          </table:table-cell>
          <table:table-cell table:style-name="Таблица2.C1" office:value-type="string">
            <text:p text:style-name="P18">Время на GPU, мс</text:p>
          </table:table-cell>
        </table:table-row>
        <table:table-row>
          <table:table-cell table:style-name="Таблица2.A2" office:value-type="string">
            <text:p text:style-name="P20">128х128</text:p>
          </table:table-cell>
          <table:table-cell table:style-name="Таблица2.A2" office:value-type="string">
            <text:p text:style-name="P28">15</text:p>
          </table:table-cell>
          <table:table-cell table:style-name="Таблица2.C2" office:value-type="string">
            <text:p text:style-name="P21">145</text:p>
          </table:table-cell>
        </table:table-row>
        <table:table-row>
          <table:table-cell table:style-name="Таблица2.A2" office:value-type="string">
            <text:p text:style-name="P20">256х256</text:p>
          </table:table-cell>
          <table:table-cell table:style-name="Таблица2.A2" office:value-type="string">
            <text:p text:style-name="P27">79</text:p>
          </table:table-cell>
          <table:table-cell table:style-name="Таблица2.C2" office:value-type="string">
            <text:p text:style-name="P21">104</text:p>
          </table:table-cell>
        </table:table-row>
        <table:table-row>
          <table:table-cell table:style-name="Таблица2.A2" office:value-type="string">
            <text:p text:style-name="P20">512х512</text:p>
          </table:table-cell>
          <table:table-cell table:style-name="Таблица2.A2" office:value-type="string">
            <text:p text:style-name="P26">521</text:p>
          </table:table-cell>
          <table:table-cell table:style-name="Таблица2.C2" office:value-type="string">
            <text:p text:style-name="P22">127</text:p>
          </table:table-cell>
        </table:table-row>
        <table:table-row>
          <table:table-cell table:style-name="Таблица2.A2" office:value-type="string">
            <text:p text:style-name="P20">1024х1024</text:p>
          </table:table-cell>
          <table:table-cell table:style-name="Таблица2.A2" office:value-type="string">
            <text:p text:style-name="P25">3487</text:p>
          </table:table-cell>
          <table:table-cell table:style-name="Таблица2.C2" office:value-type="string">
            <text:p text:style-name="P23">225</text:p>
          </table:table-cell>
        </table:table-row>
        <table:table-row>
          <table:table-cell table:style-name="Таблица2.A2" office:value-type="string">
            <text:p text:style-name="P20">2048х2048</text:p>
          </table:table-cell>
          <table:table-cell table:style-name="Таблица2.A2" office:value-type="string">
            <text:p text:style-name="P25">23116</text:p>
          </table:table-cell>
          <table:table-cell table:style-name="Таблица2.C2" office:value-type="string">
            <text:p text:style-name="P24">678</text:p>
          </table:table-cell>
        </table:table-row>
      </table:table>
      <text:p text:style-name="P12"/>
      <text:p text:style-name="P34"><text:span text:style-name="T5">По таблице видно, что при небольших размерах умножаемых матриц алгоритм Штарссена оказывается быстрее, что обусловлено временными затратами на подготовку к обработке кода и передаче данных в GRAM, но при росте размеров этот алгоритм оказывается медленнее алгоритма на OpenCL, т. к. умножения происходят последовательно.</text:span></text:p>
      <text:p text:style-name="P34"><text:span text:style-name="T5"/></text:p>
      <text:p text:style-name="P35">Выводы.</text:p>
      <text:p text:style-name="P36">Была изучена работа с глобальной и локальной памятями в OpenCL.</text:p>
      <text:p text:style-name="P36">Была реализована программа, умножающая матрицы параллельно при помощи OpenCL.</text:p>
      <text:p text:style-name="P36">Было произведено сравнение временных затрат на умножение при различных размерах матриц при помощи алгоритма Штрассена на CPU и при помощи OpenCL. Было установлено, что при небольших размерах, алгоритм Штрассена работает быстрее, т. к. не требует передачи данных в GRAM, но при увеличении размеров алгоритм на OpenCL оказывается быстрее.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7H46M56S</meta:editing-duration>
    <meta:editing-cycles>162</meta:editing-cycles>
    <meta:generator>LibreOffice/7.3.7.2$Linux_X86_64 LibreOffice_project/30$Build-2</meta:generator>
    <dc:date>2023-12-19T15:46:41.930970521</dc:date>
    <meta:document-statistic meta:table-count="2" meta:image-count="0" meta:object-count="0" meta:page-count="3" meta:paragraph-count="50" meta:word-count="360" meta:character-count="2564" meta:non-whitespace-character-count="2255"/>
  </office:meta>
</office:document-meta>
</file>